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7a5ba"/>
    </style:style>
    <style:style style:name="T1" style:family="text">
      <style:text-properties officeooo:rsid="0017a5ba"/>
    </style:style>
    <style:style style:name="T2" style:family="text">
      <style:text-properties officeooo:rsid="001873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span text:style-name="T1">Mikel Torres</text:span>, amb domicili a l’av. <text:span text:style-name="T1">Frances Femenias</text:span>, <text:span text:style-name="T1">21</text:span>, <text:span text:style-name="T1">1- 4a</text:span>, de Maó, amb</text:p>
      <text:p text:style-name="Standard">DNI núm. <text:span text:style-name="T1">45345324</text:span>, telèfon <text:span text:style-name="T1">9879078109</text:span>,</text:p>
      <text:p text:style-name="Standard"/>
      <text:p text:style-name="Standard"/>
      <text:p text:style-name="Standard"/>
      <text:p text:style-name="Standard">EXPÒS:</text:p>
      <text:p text:style-name="Standard"/>
      <text:p text:style-name="P1"><text:span text:style-name="T1">Us puc asegurar que soc una persona molt adecuada a una empresa com la vostre ja he fet feina desde </text:span>fa tres anys al despatx d’advocats <text:span text:style-name="T2">Hauks Materrs</text:span>.</text:p>
      <text:p text:style-name="Standard"/>
      <text:p text:style-name="Standard">Que complesc tots els requisits que s’hi demanen i aport la documentació corresponent.</text:p>
      <text:p text:style-name="Standard"/>
      <text:p text:style-name="Standard">Per tot açò,</text:p>
      <text:p text:style-name="Standard"/>
      <text:p text:style-name="Standard">SOL·LICIT:</text:p>
      <text:p text:style-name="Standard">Que sigui admesa aquesta sol·licitud per ocupar la <text:span text:style-name="T2">aquest puesto de treballador a Hauks Materrs.</text:span></text:p>
      <text:p text:style-name="Standard"/>
      <text:p text:style-name="Standard"/>
      <text:p text:style-name="Standard">Maó, <text:span text:style-name="T2">21</text:span> de <text:span text:style-name="T2">decembre</text:span> de <text:span text:style-name="T2">2023</text:span></text:p>
      <text:p text:style-name="P1"/>
      <text:p text:style-name="P1"/>
      <text:p text:style-name="P1"/>
      <text:p text:style-name="P1">[rúbrica]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DEPARTAMENT DE RECURSOS HUMANS</text:p>
      <text:p text:style-name="Standard">AJUNTAMENT DE MAÓ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7T11:01:52.094046539</meta:creation-date>
    <dc:date>2023-11-27T12:14:24.578540179</dc:date>
    <meta:editing-duration>PT2M1S</meta:editing-duration>
    <meta:editing-cycles>1</meta:editing-cycles>
    <meta:document-statistic meta:table-count="0" meta:image-count="0" meta:object-count="0" meta:page-count="1" meta:paragraph-count="12" meta:word-count="94" meta:character-count="555" meta:non-whitespace-character-count="473"/>
    <meta:generator>LibreOffice/7.3.7.2$Linux_X86_64 LibreOffice_project/30$Build-2</meta:generator>
  </office:meta>
</office:document-meta>
</file>